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f6c0b" officeooo:paragraph-rsid="001f6c0b"/>
    </style:style>
    <style:style style:name="P2" style:family="paragraph" style:parent-style-name="Standard">
      <style:paragraph-properties fo:text-align="start" style:justify-single-word="false"/>
      <style:text-properties officeooo:rsid="001f6c0b" officeooo:paragraph-rsid="001f6c0b"/>
    </style:style>
    <style:style style:name="P3" style:family="paragraph" style:parent-style-name="Standard">
      <style:paragraph-properties fo:text-align="start" style:justify-single-word="false"/>
      <style:text-properties officeooo:rsid="0020de02" officeooo:paragraph-rsid="0020de02"/>
    </style:style>
    <style:style style:name="P4" style:family="paragraph" style:parent-style-name="Standard">
      <style:paragraph-properties fo:text-align="start" style:justify-single-word="false"/>
      <style:text-properties officeooo:rsid="0022763a" officeooo:paragraph-rsid="0022763a"/>
    </style:style>
    <style:style style:name="P5" style:family="paragraph" style:parent-style-name="Standard">
      <style:paragraph-properties fo:text-align="center" style:justify-single-word="false"/>
      <style:text-properties fo:font-size="18pt" style:text-underline-style="none" fo:font-weight="bold" officeooo:rsid="001f6c0b" officeooo:paragraph-rsid="001f6c0b"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tyle="italic" officeooo:rsid="0020de02" officeooo:paragraph-rsid="0020de02" style:font-style-asian="italic" style:font-style-complex="italic"/>
    </style:style>
    <style:style style:name="P7" style:family="paragraph" style:parent-style-name="Standard">
      <style:paragraph-properties fo:text-align="start" style:justify-single-word="false"/>
      <style:text-properties fo:font-style="normal" officeooo:rsid="0026d692" officeooo:paragraph-rsid="0026d692" style:font-style-asian="normal" style:font-style-complex="normal"/>
    </style:style>
    <style:style style:name="P8" style:family="paragraph" style:parent-style-name="Standard">
      <style:paragraph-properties fo:text-align="start" style:justify-single-word="false"/>
      <style:text-properties fo:font-style="normal" officeooo:rsid="0027b5e7" officeooo:paragraph-rsid="0027b5e7" style:font-style-asian="normal" style:font-style-complex="normal"/>
    </style:style>
    <style:style style:name="P9"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6d692" officeooo:paragraph-rsid="0026d692" style:font-style-asian="normal" style:font-weight-asian="bold" style:font-style-complex="normal" style:font-weight-complex="bold"/>
    </style:style>
    <style:style style:name="P10" style:family="paragraph" style:parent-style-name="Header">
      <style:text-properties officeooo:rsid="001f6c0b" officeooo:paragraph-rsid="001f6c0b"/>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1feebf"/>
    </style:style>
    <style:style style:name="T3" style:family="text">
      <style:text-properties officeooo:rsid="00241619"/>
    </style:style>
    <style:style style:name="T4"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mpte rendu : Annuaire </text:p>
      <text:p text:style-name="P1"/>
      <text:p text:style-name="P2"><text:span text:style-name="T1">Objectif </text:span>: Création d’une annuaire pour géré les employée en utilisant une base de donnée <text:span text:style-name="T2">et le Model/View/Controller.</text:span></text:p>
      <text:p text:style-name="P2"/>
      <text:p text:style-name="P4"><text:span text:style-name="T1">Logiciel utiliser : </text:span>Sublime Text</text:p>
      <text:p text:style-name="P2"/>
      <text:p text:style-name="P3"><text:span text:style-name="T1">Fichier SQL </text:span>: employes.sql</text:p>
      <text:p text:style-name="P3"/>
      <text:p text:style-name="P6">Pour le tester : </text:p>
      <text:p text:style-name="P3"><text:span text:style-name="T4">« Super-Administrateur » : </text:span><text:a xlink:type="simple" xlink:href="mailto:emma.tony.georges@gmail.com" text:style-name="Internet_20_link" text:visited-style-name="Visited_20_Internet_20_Link"><text:span text:style-name="T4">emma.tony.georges@gmail.com</text:span></text:a><text:span text:style-name="T4">  : 123</text:span></text:p>
      <text:p text:style-name="P3"><text:span text:style-name="T4">« Administrateur » : </text:span><text:a xlink:type="simple" xlink:href="mailto:pierre.goubeaux@gmail.com" text:style-name="Internet_20_link" text:visited-style-name="Visited_20_Internet_20_Link"><text:span text:style-name="T4">pierre.goubeaux@gmail.com</text:span></text:a><text:span text:style-name="T4"> : 123</text:span></text:p>
      <text:p text:style-name="P3"><text:span text:style-name="T4">« Utilisateur » : </text:span><text:a xlink:type="simple" xlink:href="mailto:turpin.benjamin@gmail.com" text:style-name="Internet_20_link" text:visited-style-name="Visited_20_Internet_20_Link"><text:span text:style-name="T4">turpin.benjamin@gmail.com</text:span></text:a><text:span text:style-name="T4"> : 123</text:span></text:p>
      <text:p text:style-name="P3"><text:span text:style-name="T4"/></text:p>
      <text:p text:style-name="P9">Réalisation :</text:p>
      <text:p text:style-name="P7"/>
      <text:p text:style-name="P7">A partir du fichier que notre professeur nous a donné, j’ai du ajouté la connexion, l’ajout d’employer, la suppression d’employer (1 par 1/lot), la modification et la recherche par ville. J’ai du modifier la base de donnée pour qui prenne en compte le sexe et le droit d’utilisateurs qui est ensuite gérer par le PHP avec les session.</text:p>
      <text:p text:style-name="P7"/>
      <text:p text:style-name="P7">Droit Utilisateur : </text:p>
      <text:p text:style-name="P7">- 0 : Utilisateur</text:p>
      <text:p text:style-name="P7">- 1 : Administrateur</text:p>
      <text:p text:style-name="P7">- 2 : Super Administrateur</text:p>
      <text:p text:style-name="P7"/>
      <text:p text:style-name="P8">Je n’ai pas eux le temps de réaliser l’export du tableau ne format csv car j’ai eut des problèmes de droit avec ma machine physique qui refuser de crée un fichier cs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f6c0b" officeooo:paragraph-rsid="001f6c0b"/>
    </style:style>
    <style:style style:name="MT1" style:family="text">
      <style:text-properties officeooo:rsid="0024161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EMMA TONY GEORGES <text:span text:style-name="MT1">BTS SIO 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1:00:15.265000000</meta:creation-date>
    <dc:date>2018-09-17T11:48:34.624000000</dc:date>
    <meta:editing-duration>PT48M16S</meta:editing-duration>
    <meta:editing-cycles>10</meta:editing-cycles>
    <meta:generator>LibreOffice/5.3.7.2$Windows_X86_64 LibreOffice_project/6b8ed514a9f8b44d37a1b96673cbbdd077e24059</meta:generator>
    <meta:document-statistic meta:table-count="0" meta:image-count="0" meta:object-count="0" meta:page-count="1" meta:paragraph-count="16" meta:word-count="170" meta:character-count="1003" meta:non-whitespace-character-count="845"/>
  </office:meta>
</office:document-meta>
</file>